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9.133cm"/>
    </style:style>
    <style:style style:name="co3" style:family="table-column">
      <style:table-column-properties fo:break-before="auto" style:column-width="3.849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75"/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ythonSLOC-50times-complet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7" table:default-cell-style-name="ce4"/>
        <table:table-column table:style-name="co7" table:default-cell-style-name="Default"/>
        <table:table-column table:style-name="co7" table:default-cell-style-name="ce4"/>
        <table:table-column table:style-name="co7" table:default-cell-style-name="Default"/>
        <table:table-column table:style-name="co8" table:default-cell-style-name="ce4"/>
        <table:table-column table:style-name="co8" table:default-cell-style-name="ce5"/>
        <table:table-column table:style-name="co8" table:default-cell-style-name="ce4"/>
        <table:table-column table:style-name="co8" table:default-cell-style-name="ce5"/>
        <table:table-column table:style-name="co8" table:number-columns-repeated="2" table:default-cell-style-name="ce4"/>
        <table:table-column table:style-name="co8" table:number-columns-repeated="16364" table:default-cell-style-name="Default"/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cold FUSE (s)</text:p>
          </table:table-cell>
          <table:table-cell table:style-name="ce3" office:value-type="string" calcext:value-type="string">
            <text:p>Hot FUSE (s)</text:p>
          </table:table-cell>
          <table:table-cell table:style-name="ce3" office:value-type="string" calcext:value-type="string">
            <text:p>vault total (s)</text:p>
          </table:table-cell>
          <table:table-cell table:style-name="ce3" office:value-type="string" calcext:value-type="string">
            <text:p>Vault – computation (s, baseline)</text:p>
          </table:table-cell>
          <table:table-cell table:number-columns-repeated="3" table:style-name="ce3" office:value-type="string" calcext:value-type="string">
            <text:p>results</text:p>
          </table:table-cell>
          <table:table-cell table:style-name="ce3" office:value-type="string" calcext:value-type="string">
            <text:p>waiting for graph (s)</text:p>
          </table:table-cell>
          <table:table-cell table:style-name="ce3" office:value-type="string" calcext:value-type="string">
            <text:p>waiting for graph ( overhead %)</text:p>
          </table:table-cell>
          <table:table-cell table:style-name="ce3" office:value-type="string" calcext:value-type="string">
            <text:p>waiting for hashes (s)</text:p>
          </table:table-cell>
          <table:table-cell table:style-name="ce3" office:value-type="string" calcext:value-type="string">
            <text:p>waiting for hashes (overhead %)</text:p>
          </table:table-cell>
          <table:table-cell table:style-name="ce3" office:value-type="string" calcext:value-type="string">
            <text:p>Waiting for objstorage (s)</text:p>
          </table:table-cell>
          <table:table-cell table:style-name="ce3" office:value-type="string" calcext:value-type="string">
            <text:p>Waiting for objstorage ( %)</text:p>
          </table:table-cell>
          <table:table-cell table:style-name="ce3" office:value-type="string" calcext:value-type="string">
            <text:p>cold FUSE overhead (s)</text:p>
          </table:table-cell>
          <table:table-cell table:style-name="ce3" office:value-type="string" calcext:value-type="string">
            <text:p>cold FUSE overhead ( %)</text:p>
          </table:table-cell>
          <table:table-cell table:style-name="ce3" office:value-type="string" calcext:value-type="string">
            <text:p>hot FUSE overhead (s)</text:p>
          </table:table-cell>
          <table:table-cell table:style-name="ce3" office:value-type="string" calcext:value-type="string">
            <text:p>hot FUSE overhead ( %)</text:p>
          </table:table-cell>
          <table:table-cell table:style-name="ce3" office:value-type="string" calcext:value-type="string">
            <text:p>Vault vs. Cold FUSE</text:p>
          </table:table-cell>
          <table:table-cell table:style-name="ce3" table:number-columns-repeated="16364"/>
        </table:table-row>
        <table:table-row table:style-name="ro2">
          <table:table-cell office:value-type="date" office:date-value="2025-04-14T12:08:00" calcext:value-type="date">
            <text:p>2025-04-14T12:08:00</text:p>
          </table:table-cell>
          <table:table-cell office:value-type="string" calcext:value-type="string">
            <text:p>swh:1:dir:693d7310273ffc9def4ba39484d64ac0172afa81</text:p>
          </table:table-cell>
          <table:table-cell office:value-type="float" office:value="0.261370201129466" calcext:value-type="float">
            <text:p>0,261370201129466</text:p>
          </table:table-cell>
          <table:table-cell office:value-type="float" office:value="0.0595856667496264" calcext:value-type="float">
            <text:p>0,0595856667496264</text:p>
          </table:table-cell>
          <table:table-cell office:value-type="float" office:value="0.994385277386755" calcext:value-type="float">
            <text:p>0,994385277386755</text:p>
          </table:table-cell>
          <table:table-cell office:value-type="float" office:value="0.00542100192978978" calcext:value-type="float">
            <text:p>0,00542100192978978</text:p>
          </table:table-cell>
          <table:table-cell table:number-columns-repeated="3" office:value-type="float" office:value="17655" calcext:value-type="float">
            <text:p>17655</text:p>
          </table:table-cell>
          <table:table-cell office:value-type="float" office:value="0.135932" calcext:value-type="float">
            <text:p>0,135932</text:p>
          </table:table-cell>
          <table:table-cell table:formula="of:=[.J2]/[.P2]" office:value-type="percentage" office:value="0.531089764785526" calcext:value-type="percentage">
            <text:p>53,11 %</text:p>
          </table:table-cell>
          <table:table-cell office:value-type="float" office:value="0.003823" calcext:value-type="float">
            <text:p>0,003823</text:p>
          </table:table-cell>
          <table:table-cell table:formula="of:=[.L2]/[.P2]" office:value-type="percentage" office:value="0.0149365577698781" calcext:value-type="percentage">
            <text:p>1,49 %</text:p>
          </table:table-cell>
          <table:table-cell office:value-type="float" office:value="0.028932" calcext:value-type="float">
            <text:p>0,028932</text:p>
          </table:table-cell>
          <table:table-cell table:formula="of:=[.N2]/[.P2]" office:value-type="percentage" office:value="0.113038056342692" calcext:value-type="percentage">
            <text:p>11,30 %</text:p>
          </table:table-cell>
          <table:table-cell table:formula="of:=[.C2]-[.F2]" office:value-type="float" office:value="0.255949199199677" calcext:value-type="float">
            <text:p>0,26</text:p>
          </table:table-cell>
          <table:table-cell table:formula="of:=[.P2]/[.F2]" office:value-type="percentage" office:value="47.2143715340094" calcext:value-type="percentage">
            <text:p>4721,44 %</text:p>
          </table:table-cell>
          <table:table-cell table:formula="of:=[.D2]-[.F2]" office:value-type="float" office:value="0.0541646648198366" calcext:value-type="float">
            <text:p>0,05</text:p>
          </table:table-cell>
          <table:table-cell table:formula="of:=[.R2]/[.F2]" office:value-type="percentage" office:value="9.99163356172003" calcext:value-type="percentage">
            <text:p>999,16 %</text:p>
          </table:table-cell>
          <table:table-cell table:formula="of:=[.E2]/[.C2]" office:value-type="percentage" office:value="3.80450898032633" calcext:value-type="percentage">
            <text:p>380,45 %</text:p>
          </table:table-cell>
          <table:table-cell table:number-columns-repeated="16364"/>
        </table:table-row>
        <table:table-row table:style-name="ro2">
          <table:table-cell office:value-type="date" office:date-value="2025-04-14T12:09:24" calcext:value-type="date">
            <text:p>2025-04-14T12:09:24</text:p>
          </table:table-cell>
          <table:table-cell office:value-type="string" calcext:value-type="string">
            <text:p>swh:1:dir:f101375ca9bc676dcf80b1b566aa8f82e000cb4d</text:p>
          </table:table-cell>
          <table:table-cell office:value-type="float" office:value="0.151036525145173" calcext:value-type="float">
            <text:p>0,151036525145173</text:p>
          </table:table-cell>
          <table:table-cell office:value-type="float" office:value="0.0112521541304886" calcext:value-type="float">
            <text:p>0,0112521541304886</text:p>
          </table:table-cell>
          <table:table-cell office:value-type="float" office:value="1.06511989794672" calcext:value-type="float">
            <text:p>1,06511989794672</text:p>
          </table:table-cell>
          <table:table-cell office:value-type="float" office:value="0.00165227567777038" calcext:value-type="float">
            <text:p>0,00165227567777038</text:p>
          </table:table-cell>
          <table:table-cell table:number-columns-repeated="3" office:value-type="float" office:value="6708" calcext:value-type="float">
            <text:p>6708</text:p>
          </table:table-cell>
          <table:table-cell office:value-type="float" office:value="0.075398" calcext:value-type="float">
            <text:p>0,075398</text:p>
          </table:table-cell>
          <table:table-cell table:formula="of:=[.J3]/[.P3]" office:value-type="percentage" office:value="0.504725232203631" calcext:value-type="percentage">
            <text:p>50,47 %</text:p>
          </table:table-cell>
          <table:table-cell office:value-type="float" office:value="0.003219" calcext:value-type="float">
            <text:p>0,003219</text:p>
          </table:table-cell>
          <table:table-cell table:formula="of:=[.L3]/[.P3]" office:value-type="percentage" office:value="0.0215484564904041" calcext:value-type="percentage">
            <text:p>2,15 %</text:p>
          </table:table-cell>
          <table:table-cell office:value-type="float" office:value="0.030521" calcext:value-type="float">
            <text:p>0,030521</text:p>
          </table:table-cell>
          <table:table-cell table:formula="of:=[.N3]/[.P3]" office:value-type="percentage" office:value="0.204312034962294" calcext:value-type="percentage">
            <text:p>20,43 %</text:p>
          </table:table-cell>
          <table:table-cell table:formula="of:=[.C3]-[.F3]" office:value-type="float" office:value="0.149384249467403" calcext:value-type="float">
            <text:p>0,15</text:p>
          </table:table-cell>
          <table:table-cell table:formula="of:=[.P3]/[.F3]" office:value-type="percentage" office:value="90.4112137442982" calcext:value-type="percentage">
            <text:p>9041,12 %</text:p>
          </table:table-cell>
          <table:table-cell table:formula="of:=[.D3]-[.F3]" office:value-type="float" office:value="0.00959987845271826" calcext:value-type="float">
            <text:p>0,01</text:p>
          </table:table-cell>
          <table:table-cell table:formula="of:=[.R3]/[.F3]" office:value-type="percentage" office:value="5.81009487815773" calcext:value-type="percentage">
            <text:p>581,01 %</text:p>
          </table:table-cell>
          <table:table-cell table:formula="of:=[.E3]/[.C3]" office:value-type="percentage" office:value="7.05206834520951" calcext:value-type="percentage">
            <text:p>705,21 %</text:p>
          </table:table-cell>
          <table:table-cell table:number-columns-repeated="16364"/>
        </table:table-row>
        <table:table-row table:style-name="ro2">
          <table:table-cell office:value-type="date" office:date-value="2025-04-14T12:09:32" calcext:value-type="date">
            <text:p>2025-04-14T12:09:32</text:p>
          </table:table-cell>
          <table:table-cell office:value-type="string" calcext:value-type="string">
            <text:p>swh:1:dir:53da38d6b7e1abd894112fb46314506ebe5de4f1</text:p>
          </table:table-cell>
          <table:table-cell office:value-type="float" office:value="0.226387621834874" calcext:value-type="float">
            <text:p>0,226387621834874</text:p>
          </table:table-cell>
          <table:table-cell office:value-type="float" office:value="0.0572815029881895" calcext:value-type="float">
            <text:p>0,0572815029881895</text:p>
          </table:table-cell>
          <table:table-cell office:value-type="float" office:value="1.93196214875206" calcext:value-type="float">
            <text:p>1,93196214875206</text:p>
          </table:table-cell>
          <table:table-cell office:value-type="float" office:value="0.00950123881921172" calcext:value-type="float">
            <text:p>0,00950123881921172</text:p>
          </table:table-cell>
          <table:table-cell table:number-columns-repeated="3" office:value-type="float" office:value="32978" calcext:value-type="float">
            <text:p>32978</text:p>
          </table:table-cell>
          <table:table-cell office:value-type="float" office:value="0.048072" calcext:value-type="float">
            <text:p>0,048072</text:p>
          </table:table-cell>
          <table:table-cell table:formula="of:=[.J4]/[.P4]" office:value-type="percentage" office:value="0.221646003458541" calcext:value-type="percentage">
            <text:p>22,16 %</text:p>
          </table:table-cell>
          <table:table-cell office:value-type="float" office:value="0.012515" calcext:value-type="float">
            <text:p>0,012515</text:p>
          </table:table-cell>
          <table:table-cell table:formula="of:=[.L4]/[.P4]" office:value-type="percentage" office:value="0.0577030232418797" calcext:value-type="percentage">
            <text:p>5,77 %</text:p>
          </table:table-cell>
          <table:table-cell office:value-type="float" office:value="0.056579" calcext:value-type="float">
            <text:p>0,056579</text:p>
          </table:table-cell>
          <table:table-cell table:formula="of:=[.N4]/[.P4]" office:value-type="percentage" office:value="0.260869304994192" calcext:value-type="percentage">
            <text:p>26,09 %</text:p>
          </table:table-cell>
          <table:table-cell table:formula="of:=[.C4]-[.F4]" office:value-type="float" office:value="0.216886383015662" calcext:value-type="float">
            <text:p>0,22</text:p>
          </table:table-cell>
          <table:table-cell table:formula="of:=[.P4]/[.F4]" office:value-type="percentage" office:value="22.8271688716121" calcext:value-type="percentage">
            <text:p>2282,72 %</text:p>
          </table:table-cell>
          <table:table-cell table:formula="of:=[.D4]-[.F4]" office:value-type="float" office:value="0.0477802641689777" calcext:value-type="float">
            <text:p>0,05</text:p>
          </table:table-cell>
          <table:table-cell table:formula="of:=[.R4]/[.F4]" office:value-type="percentage" office:value="5.02884571981971" calcext:value-type="percentage">
            <text:p>502,88 %</text:p>
          </table:table-cell>
          <table:table-cell table:formula="of:=[.E4]/[.C4]" office:value-type="percentage" office:value="8.53386829674471" calcext:value-type="percentage">
            <text:p>853,39 %</text:p>
          </table:table-cell>
          <table:table-cell table:number-columns-repeated="16364"/>
        </table:table-row>
        <table:table-row table:style-name="ro2">
          <table:table-cell office:value-type="date" office:date-value="2025-04-14T12:09:42" calcext:value-type="date">
            <text:p>2025-04-14T12:09:42</text:p>
          </table:table-cell>
          <table:table-cell office:value-type="string" calcext:value-type="string">
            <text:p>swh:1:dir:e1742ea0236c6707f6fd8d5f7fe208c50fec11ba</text:p>
          </table:table-cell>
          <table:table-cell office:value-type="float" office:value="1.60557618085295" calcext:value-type="float">
            <text:p>1,60557618085295</text:p>
          </table:table-cell>
          <table:table-cell office:value-type="float" office:value="0.329155382700264" calcext:value-type="float">
            <text:p>0,329155382700264</text:p>
          </table:table-cell>
          <table:table-cell office:value-type="float" office:value="0.998878665268421" calcext:value-type="float">
            <text:p>0,998878665268421</text:p>
          </table:table-cell>
          <table:table-cell office:value-type="float" office:value="0.0164693114347756" calcext:value-type="float">
            <text:p>0,0164693114347756</text:p>
          </table:table-cell>
          <table:table-cell table:number-columns-repeated="3" office:value-type="float" office:value="38960" calcext:value-type="float">
            <text:p>38960</text:p>
          </table:table-cell>
          <table:table-cell office:value-type="float" office:value="0.876019" calcext:value-type="float">
            <text:p>0,876019</text:p>
          </table:table-cell>
          <table:table-cell table:formula="of:=[.J5]/[.P5]" office:value-type="percentage" office:value="0.551265001025853" calcext:value-type="percentage">
            <text:p>55,13 %</text:p>
          </table:table-cell>
          <table:table-cell office:value-type="float" office:value="0.016986" calcext:value-type="float">
            <text:p>0,016986</text:p>
          </table:table-cell>
          <table:table-cell table:formula="of:=[.L5]/[.P5]" office:value-type="percentage" office:value="0.0106890230776104" calcext:value-type="percentage">
            <text:p>1,07 %</text:p>
          </table:table-cell>
          <table:table-cell office:value-type="float" office:value="0.129636" calcext:value-type="float">
            <text:p>0,129636</text:p>
          </table:table-cell>
          <table:table-cell table:formula="of:=[.N5]/[.P5]" office:value-type="percentage" office:value="0.0815778991928115" calcext:value-type="percentage">
            <text:p>8,16 %</text:p>
          </table:table-cell>
          <table:table-cell table:formula="of:=[.C5]-[.F5]" office:value-type="float" office:value="1.58910686941817" calcext:value-type="float">
            <text:p>1,59</text:p>
          </table:table-cell>
          <table:table-cell table:formula="of:=[.P5]/[.F5]" office:value-type="percentage" office:value="96.4889683282516" calcext:value-type="percentage">
            <text:p>9648,90 %</text:p>
          </table:table-cell>
          <table:table-cell table:formula="of:=[.D5]-[.F5]" office:value-type="float" office:value="0.312686071265489" calcext:value-type="float">
            <text:p>0,31</text:p>
          </table:table-cell>
          <table:table-cell table:formula="of:=[.R5]/[.F5]" office:value-type="percentage" office:value="18.9859832637107" calcext:value-type="percentage">
            <text:p>1898,60 %</text:p>
          </table:table-cell>
          <table:table-cell table:formula="of:=[.E5]/[.C5]" office:value-type="percentage" office:value="0.622130969044256" calcext:value-type="percentage">
            <text:p>62,21 %</text:p>
          </table:table-cell>
          <table:table-cell table:number-columns-repeated="16364"/>
        </table:table-row>
        <table:table-row table:style-name="ro2">
          <table:table-cell office:value-type="date" office:date-value="2025-04-14T12:09:52" calcext:value-type="date">
            <text:p>2025-04-14T12:09:52</text:p>
          </table:table-cell>
          <table:table-cell office:value-type="string" calcext:value-type="string">
            <text:p>swh:1:dir:4da4ccf9d72460d512856f51ab2b8e8371f2a257</text:p>
          </table:table-cell>
          <table:table-cell office:value-type="float" office:value="0.976080342195928" calcext:value-type="float">
            <text:p>0,976080342195928</text:p>
          </table:table-cell>
          <table:table-cell office:value-type="float" office:value="0.0977179920300841" calcext:value-type="float">
            <text:p>0,0977179920300841</text:p>
          </table:table-cell>
          <table:table-cell office:value-type="float" office:value="1.49564754869789" calcext:value-type="float">
            <text:p>1,49564754869789</text:p>
          </table:table-cell>
          <table:table-cell office:value-type="float" office:value="0.0181110869161785" calcext:value-type="float">
            <text:p>0,0181110869161785</text:p>
          </table:table-cell>
          <table:table-cell table:number-columns-repeated="3" office:value-type="float" office:value="128124" calcext:value-type="float">
            <text:p>128124</text:p>
          </table:table-cell>
          <table:table-cell office:value-type="float" office:value="0.113843" calcext:value-type="float">
            <text:p>0,113843</text:p>
          </table:table-cell>
          <table:table-cell table:formula="of:=[.J6]/[.P6]" office:value-type="percentage" office:value="0.118837843044091" calcext:value-type="percentage">
            <text:p>11,88 %</text:p>
          </table:table-cell>
          <table:table-cell office:value-type="float" office:value="0.013306" calcext:value-type="float">
            <text:p>0,013306</text:p>
          </table:table-cell>
          <table:table-cell table:formula="of:=[.L6]/[.P6]" office:value-type="percentage" office:value="0.0138897985782585" calcext:value-type="percentage">
            <text:p>1,39 %</text:p>
          </table:table-cell>
          <table:table-cell office:value-type="float" office:value="0.647247" calcext:value-type="float">
            <text:p>0,647247</text:p>
          </table:table-cell>
          <table:table-cell table:formula="of:=[.N6]/[.P6]" office:value-type="percentage" office:value="0.675644856484448" calcext:value-type="percentage">
            <text:p>67,56 %</text:p>
          </table:table-cell>
          <table:table-cell table:formula="of:=[.C6]-[.F6]" office:value-type="float" office:value="0.95796925527975" calcext:value-type="float">
            <text:p>0,96</text:p>
          </table:table-cell>
          <table:table-cell table:formula="of:=[.P6]/[.F6]" office:value-type="percentage" office:value="52.8940786223054" calcext:value-type="percentage">
            <text:p>5289,41 %</text:p>
          </table:table-cell>
          <table:table-cell table:formula="of:=[.D6]-[.F6]" office:value-type="float" office:value="0.0796069051139057" calcext:value-type="float">
            <text:p>0,08</text:p>
          </table:table-cell>
          <table:table-cell table:formula="of:=[.R6]/[.F6]" office:value-type="percentage" office:value="4.39547916049111" calcext:value-type="percentage">
            <text:p>439,55 %</text:p>
          </table:table-cell>
          <table:table-cell table:formula="of:=[.E6]/[.C6]" office:value-type="percentage" office:value="1.53229963153757" calcext:value-type="percentage">
            <text:p>153,23 %</text:p>
          </table:table-cell>
          <table:table-cell table:number-columns-repeated="16364"/>
        </table:table-row>
        <table:table-row table:style-name="ro2">
          <table:table-cell office:value-type="date" office:date-value="2025-04-14T12:10:01" calcext:value-type="date">
            <text:p>2025-04-14T12:10:01</text:p>
          </table:table-cell>
          <table:table-cell office:value-type="string" calcext:value-type="string">
            <text:p>swh:1:dir:66d0d3ef5c24666e6fc7854e3da4876ea6fede95</text:p>
          </table:table-cell>
          <table:table-cell office:value-type="float" office:value="0.504323631059378" calcext:value-type="float">
            <text:p>0,504323631059378</text:p>
          </table:table-cell>
          <table:table-cell office:value-type="float" office:value="0.094093132764101" calcext:value-type="float">
            <text:p>0,094093132764101</text:p>
          </table:table-cell>
          <table:table-cell office:value-type="float" office:value="1.16287163319066" calcext:value-type="float">
            <text:p>1,16287163319066</text:p>
          </table:table-cell>
          <table:table-cell office:value-type="float" office:value="0.0161820109933615" calcext:value-type="float">
            <text:p>0,0161820109933615</text:p>
          </table:table-cell>
          <table:table-cell table:number-columns-repeated="3" office:value-type="float" office:value="57126" calcext:value-type="float">
            <text:p>57126</text:p>
          </table:table-cell>
          <table:table-cell office:value-type="float" office:value="0.110087" calcext:value-type="float">
            <text:p>0,110087</text:p>
          </table:table-cell>
          <table:table-cell table:formula="of:=[.J7]/[.P7]" office:value-type="percentage" office:value="0.225522666936517" calcext:value-type="percentage">
            <text:p>22,55 %</text:p>
          </table:table-cell>
          <table:table-cell office:value-type="float" office:value="0.016717" calcext:value-type="float">
            <text:p>0,016717</text:p>
          </table:table-cell>
          <table:table-cell table:formula="of:=[.L7]/[.P7]" office:value-type="percentage" office:value="0.0342462091180407" calcext:value-type="percentage">
            <text:p>3,42 %</text:p>
          </table:table-cell>
          <table:table-cell office:value-type="float" office:value="0.191002" calcext:value-type="float">
            <text:p>0,191002</text:p>
          </table:table-cell>
          <table:table-cell table:formula="of:=[.N7]/[.P7]" office:value-type="percentage" office:value="0.391283988392894" calcext:value-type="percentage">
            <text:p>39,13 %</text:p>
          </table:table-cell>
          <table:table-cell table:formula="of:=[.C7]-[.F7]" office:value-type="float" office:value="0.488141620066017" calcext:value-type="float">
            <text:p>0,49</text:p>
          </table:table-cell>
          <table:table-cell table:formula="of:=[.P7]/[.F7]" office:value-type="percentage" office:value="30.1656957386985" calcext:value-type="percentage">
            <text:p>3016,57 %</text:p>
          </table:table-cell>
          <table:table-cell table:formula="of:=[.D7]-[.F7]" office:value-type="float" office:value="0.0779111217707396" calcext:value-type="float">
            <text:p>0,08</text:p>
          </table:table-cell>
          <table:table-cell table:formula="of:=[.R7]/[.F7]" office:value-type="percentage" office:value="4.81467487586691" calcext:value-type="percentage">
            <text:p>481,47 %</text:p>
          </table:table-cell>
          <table:table-cell table:formula="of:=[.E7]/[.C7]" office:value-type="percentage" office:value="2.30580437158565" calcext:value-type="percentage">
            <text:p>230,58 %</text:p>
          </table:table-cell>
          <table:table-cell table:number-columns-repeated="16364"/>
        </table:table-row>
        <table:table-row table:style-name="ro2">
          <table:table-cell office:value-type="date" office:date-value="2025-04-14T12:10:10" calcext:value-type="date">
            <text:p>2025-04-14T12:10:10</text:p>
          </table:table-cell>
          <table:table-cell office:value-type="string" calcext:value-type="string">
            <text:p>swh:1:dir:83181b6ce1fc2e4c7946bb2ce01c693d2e051d6b</text:p>
          </table:table-cell>
          <table:table-cell office:value-type="float" office:value="0.854701845441014" calcext:value-type="float">
            <text:p>0,854701845441014</text:p>
          </table:table-cell>
          <table:table-cell office:value-type="float" office:value="0.198441016022116" calcext:value-type="float">
            <text:p>0,198441016022116</text:p>
          </table:table-cell>
          <table:table-cell office:value-type="float" office:value="0.946600791066885" calcext:value-type="float">
            <text:p>0,946600791066885</text:p>
          </table:table-cell>
          <table:table-cell office:value-type="float" office:value="0.0111873531714082" calcext:value-type="float">
            <text:p>0,0111873531714082</text:p>
          </table:table-cell>
          <table:table-cell table:number-columns-repeated="3" office:value-type="float" office:value="28713" calcext:value-type="float">
            <text:p>28713</text:p>
          </table:table-cell>
          <table:table-cell office:value-type="float" office:value="0.46101" calcext:value-type="float">
            <text:p>0,46101</text:p>
          </table:table-cell>
          <table:table-cell table:formula="of:=[.J8]/[.P8]" office:value-type="percentage" office:value="0.546534771156784" calcext:value-type="percentage">
            <text:p>54,65 %</text:p>
          </table:table-cell>
          <table:table-cell office:value-type="float" office:value="0.005559" calcext:value-type="float">
            <text:p>0,005559</text:p>
          </table:table-cell>
          <table:table-cell table:formula="of:=[.L8]/[.P8]" office:value-type="percentage" office:value="0.0065902839262935" calcext:value-type="percentage">
            <text:p>0,66 %</text:p>
          </table:table-cell>
          <table:table-cell office:value-type="float" office:value="0.0585" calcext:value-type="float">
            <text:p>0,0585</text:p>
          </table:table-cell>
          <table:table-cell table:formula="of:=[.N8]/[.P8]" office:value-type="percentage" office:value="0.0693526910754038" calcext:value-type="percentage">
            <text:p>6,94 %</text:p>
          </table:table-cell>
          <table:table-cell table:formula="of:=[.C8]-[.F8]" office:value-type="float" office:value="0.843514492269605" calcext:value-type="float">
            <text:p>0,84</text:p>
          </table:table-cell>
          <table:table-cell table:formula="of:=[.P8]/[.F8]" office:value-type="percentage" office:value="75.3989330045822" calcext:value-type="percentage">
            <text:p>7539,89 %</text:p>
          </table:table-cell>
          <table:table-cell table:formula="of:=[.D8]-[.F8]" office:value-type="float" office:value="0.187253662850708" calcext:value-type="float">
            <text:p>0,19</text:p>
          </table:table-cell>
          <table:table-cell table:formula="of:=[.R8]/[.F8]" office:value-type="percentage" office:value="16.7379772482089" calcext:value-type="percentage">
            <text:p>1673,80 %</text:p>
          </table:table-cell>
          <table:table-cell table:formula="of:=[.E8]/[.C8]" office:value-type="percentage" office:value="1.10752164174684" calcext:value-type="percentage">
            <text:p>110,75 %</text:p>
          </table:table-cell>
          <table:table-cell table:number-columns-repeated="16364"/>
        </table:table-row>
        <table:table-row table:style-name="ro2">
          <table:table-cell office:value-type="date" office:date-value="2025-04-14T12:10:20" calcext:value-type="date">
            <text:p>2025-04-14T12:10:20</text:p>
          </table:table-cell>
          <table:table-cell office:value-type="string" calcext:value-type="string">
            <text:p>swh:1:dir:ed4f2d42aafa8a9805928ed794911c9e8764afba</text:p>
          </table:table-cell>
          <table:table-cell office:value-type="float" office:value="0.376092564780265" calcext:value-type="float">
            <text:p>0,376092564780265</text:p>
          </table:table-cell>
          <table:table-cell office:value-type="float" office:value="0.09064867394045" calcext:value-type="float">
            <text:p>0,09064867394045</text:p>
          </table:table-cell>
          <table:table-cell office:value-type="float" office:value="1.15759203583002" calcext:value-type="float">
            <text:p>1,15759203583002</text:p>
          </table:table-cell>
          <table:table-cell office:value-type="float" office:value="0.0208604880608618" calcext:value-type="float">
            <text:p>0,0208604880608618</text:p>
          </table:table-cell>
          <table:table-cell table:number-columns-repeated="3" office:value-type="float" office:value="54650" calcext:value-type="float">
            <text:p>54650</text:p>
          </table:table-cell>
          <table:table-cell office:value-type="float" office:value="0.055731" calcext:value-type="float">
            <text:p>0,055731</text:p>
          </table:table-cell>
          <table:table-cell table:formula="of:=[.J9]/[.P9]" office:value-type="percentage" office:value="0.156886170062907" calcext:value-type="percentage">
            <text:p>15,69 %</text:p>
          </table:table-cell>
          <table:table-cell office:value-type="float" office:value="0.032842" calcext:value-type="float">
            <text:p>0,032842</text:p>
          </table:table-cell>
          <table:table-cell table:formula="of:=[.L9]/[.P9]" office:value-type="percentage" office:value="0.0924522365865676" calcext:value-type="percentage">
            <text:p>9,25 %</text:p>
          </table:table-cell>
          <table:table-cell office:value-type="float" office:value="0.114551" calcext:value-type="float">
            <text:p>0,114551</text:p>
          </table:table-cell>
          <table:table-cell table:formula="of:=[.N9]/[.P9]" office:value-type="percentage" office:value="0.322468063858106" calcext:value-type="percentage">
            <text:p>32,25 %</text:p>
          </table:table-cell>
          <table:table-cell table:formula="of:=[.C9]-[.F9]" office:value-type="float" office:value="0.355232076719403" calcext:value-type="float">
            <text:p>0,36</text:p>
          </table:table-cell>
          <table:table-cell table:formula="of:=[.P9]/[.F9]" office:value-type="percentage" office:value="17.0289436988718" calcext:value-type="percentage">
            <text:p>1702,89 %</text:p>
          </table:table-cell>
          <table:table-cell table:formula="of:=[.D9]-[.F9]" office:value-type="float" office:value="0.0697881858795881" calcext:value-type="float">
            <text:p>0,07</text:p>
          </table:table-cell>
          <table:table-cell table:formula="of:=[.R9]/[.F9]" office:value-type="percentage" office:value="3.34547234350302" calcext:value-type="percentage">
            <text:p>334,55 %</text:p>
          </table:table-cell>
          <table:table-cell table:formula="of:=[.E9]/[.C9]" office:value-type="percentage" office:value="3.07794448557193" calcext:value-type="percentage">
            <text:p>307,79 %</text:p>
          </table:table-cell>
          <table:table-cell table:number-columns-repeated="16364"/>
        </table:table-row>
        <table:table-row table:style-name="ro2">
          <table:table-cell office:value-type="date" office:date-value="2025-04-14T12:11:11" calcext:value-type="date">
            <text:p>2025-04-14T12:11:11</text:p>
          </table:table-cell>
          <table:table-cell office:value-type="string" calcext:value-type="string">
            <text:p>swh:1:dir:39f65d7a13aac7615aa99553c459da58f059dca1</text:p>
          </table:table-cell>
          <table:table-cell office:value-type="float" office:value="7.27556864591315" calcext:value-type="float">
            <text:p>7,27556864591315</text:p>
          </table:table-cell>
          <table:table-cell office:value-type="float" office:value="2.23024897417054" calcext:value-type="float">
            <text:p>2,23024897417054</text:p>
          </table:table-cell>
          <table:table-cell office:value-type="float" office:value="1.74882599711418" calcext:value-type="float">
            <text:p>1,74882599711418</text:p>
          </table:table-cell>
          <table:table-cell office:value-type="float" office:value="0.132403891999275" calcext:value-type="float">
            <text:p>0,132403891999275</text:p>
          </table:table-cell>
          <table:table-cell table:number-columns-repeated="2" office:value-type="float" office:value="324671" calcext:value-type="float">
            <text:p>324671</text:p>
          </table:table-cell>
          <table:table-cell office:value-type="float" office:value="324674" calcext:value-type="float">
            <text:p>324674</text:p>
          </table:table-cell>
          <table:table-cell office:value-type="float" office:value="3.313637" calcext:value-type="float">
            <text:p>3,313637</text:p>
          </table:table-cell>
          <table:table-cell table:formula="of:=[.J10]/[.P10]" office:value-type="percentage" office:value="0.463889202357316" calcext:value-type="percentage">
            <text:p>46,39 %</text:p>
          </table:table-cell>
          <table:table-cell office:value-type="float" office:value="0.034845" calcext:value-type="float">
            <text:p>0,034845</text:p>
          </table:table-cell>
          <table:table-cell table:formula="of:=[.L10]/[.P10]" office:value-type="percentage" office:value="0.00487808992238458" calcext:value-type="percentage">
            <text:p>0,49 %</text:p>
          </table:table-cell>
          <table:table-cell office:value-type="float" office:value="0.820422" calcext:value-type="float">
            <text:p>0,820422</text:p>
          </table:table-cell>
          <table:table-cell table:formula="of:=[.N10]/[.P10]" office:value-type="percentage" office:value="0.114854133743797" calcext:value-type="percentage">
            <text:p>11,49 %</text:p>
          </table:table-cell>
          <table:table-cell table:formula="of:=[.C10]-[.F10]" office:value-type="float" office:value="7.14316475391388" calcext:value-type="float">
            <text:p>7,14</text:p>
          </table:table-cell>
          <table:table-cell table:formula="of:=[.P10]/[.F10]" office:value-type="percentage" office:value="53.9498095263923" calcext:value-type="percentage">
            <text:p>5394,98 %</text:p>
          </table:table-cell>
          <table:table-cell table:formula="of:=[.D10]-[.F10]" office:value-type="float" office:value="2.09784508217126" calcext:value-type="float">
            <text:p>2,10</text:p>
          </table:table-cell>
          <table:table-cell table:formula="of:=[.R10]/[.F10]" office:value-type="percentage" office:value="15.8442856210205" calcext:value-type="percentage">
            <text:p>1584,43 %</text:p>
          </table:table-cell>
          <table:table-cell table:formula="of:=[.E10]/[.C10]" office:value-type="percentage" office:value="0.240369664864139" calcext:value-type="percentage">
            <text:p>24,04 %</text:p>
          </table:table-cell>
          <table:table-cell table:number-columns-repeated="16364"/>
        </table:table-row>
        <table:table-row table:style-name="ro2">
          <table:table-cell office:value-type="date" office:date-value="2025-04-14T12:11:51" calcext:value-type="date">
            <text:p>2025-04-14T12:11:51</text:p>
          </table:table-cell>
          <table:table-cell office:value-type="string" calcext:value-type="string">
            <text:p>swh:1:dir:a6b0f0345a8b00ae77a517c91ed048a6b8b1bbb9</text:p>
          </table:table-cell>
          <table:table-cell office:value-type="float" office:value="4.53211530996487" calcext:value-type="float">
            <text:p>4,53211530996487</text:p>
          </table:table-cell>
          <table:table-cell office:value-type="float" office:value="1.28484648093581" calcext:value-type="float">
            <text:p>1,28484648093581</text:p>
          </table:table-cell>
          <table:table-cell office:value-type="float" office:value="4.37607470806688" calcext:value-type="float">
            <text:p>4,37607470806688</text:p>
          </table:table-cell>
          <table:table-cell office:value-type="float" office:value="0.104212699923664" calcext:value-type="float">
            <text:p>0,104212699923664</text:p>
          </table:table-cell>
          <table:table-cell table:number-columns-repeated="2" office:value-type="float" office:value="474605" calcext:value-type="float">
            <text:p>474605</text:p>
          </table:table-cell>
          <table:table-cell office:value-type="float" office:value="474830" calcext:value-type="float">
            <text:p>474830</text:p>
          </table:table-cell>
          <table:table-cell office:value-type="float" office:value="1.743239" calcext:value-type="float">
            <text:p>1,743239</text:p>
          </table:table-cell>
          <table:table-cell table:formula="of:=[.J11]/[.P11]" office:value-type="percentage" office:value="0.39369406997499" calcext:value-type="percentage">
            <text:p>39,37 %</text:p>
          </table:table-cell>
          <table:table-cell office:value-type="float" office:value="0.028976" calcext:value-type="float">
            <text:p>0,028976</text:p>
          </table:table-cell>
          <table:table-cell table:formula="of:=[.L11]/[.P11]" office:value-type="percentage" office:value="0.00654395603333525" calcext:value-type="percentage">
            <text:p>0,65 %</text:p>
          </table:table-cell>
          <table:table-cell office:value-type="float" office:value="0.877142" calcext:value-type="float">
            <text:p>0,877142</text:p>
          </table:table-cell>
          <table:table-cell table:formula="of:=[.N11]/[.P11]" office:value-type="percentage" office:value="0.198094239473763" calcext:value-type="percentage">
            <text:p>19,81 %</text:p>
          </table:table-cell>
          <table:table-cell table:formula="of:=[.C11]-[.F11]" office:value-type="float" office:value="4.4279026100412" calcext:value-type="float">
            <text:p>4,43</text:p>
          </table:table-cell>
          <table:table-cell table:formula="of:=[.P11]/[.F11]" office:value-type="percentage" office:value="42.4890883096267" calcext:value-type="percentage">
            <text:p>4248,91 %</text:p>
          </table:table-cell>
          <table:table-cell table:formula="of:=[.D11]-[.F11]" office:value-type="float" office:value="1.18063378101215" calcext:value-type="float">
            <text:p>1,18</text:p>
          </table:table-cell>
          <table:table-cell table:formula="of:=[.R11]/[.F11]" office:value-type="percentage" office:value="11.3290777599751" calcext:value-type="percentage">
            <text:p>1132,91 %</text:p>
          </table:table-cell>
          <table:table-cell table:formula="of:=[.E11]/[.C11]" office:value-type="percentage" office:value="0.965570028292331" calcext:value-type="percentage">
            <text:p>96,56 %</text:p>
          </table:table-cell>
          <table:table-cell table:number-columns-repeated="16364"/>
        </table:table-row>
        <table:table-row table:style-name="ro2">
          <table:table-cell office:value-type="date" office:date-value="2025-04-14T12:12:19" calcext:value-type="date">
            <text:p>2025-04-14T12:12:19</text:p>
          </table:table-cell>
          <table:table-cell office:value-type="string" calcext:value-type="string">
            <text:p>swh:1:dir:8cbbbb37fcd4bf03938b991c250ae8debfeba55d</text:p>
          </table:table-cell>
          <table:table-cell office:value-type="float" office:value="0.114313989877701" calcext:value-type="float">
            <text:p>0,114313989877701</text:p>
          </table:table-cell>
          <table:table-cell office:value-type="float" office:value="0.033305084798485" calcext:value-type="float">
            <text:p>0,033305084798485</text:p>
          </table:table-cell>
          <table:table-cell office:value-type="float" office:value="0.922180443070829" calcext:value-type="float">
            <text:p>0,922180443070829</text:p>
          </table:table-cell>
          <table:table-cell office:value-type="float" office:value="0.00818111328408122" calcext:value-type="float">
            <text:p>0,00818111328408122</text:p>
          </table:table-cell>
          <table:table-cell table:number-columns-repeated="3" office:value-type="float" office:value="5250" calcext:value-type="float">
            <text:p>5250</text:p>
          </table:table-cell>
          <table:table-cell office:value-type="float" office:value="0.043875" calcext:value-type="float">
            <text:p>0,043875</text:p>
          </table:table-cell>
          <table:table-cell table:formula="of:=[.J12]/[.P12]" office:value-type="percentage" office:value="0.413396879536172" calcext:value-type="percentage">
            <text:p>41,34 %</text:p>
          </table:table-cell>
          <table:table-cell office:value-type="float" office:value="0.001467" calcext:value-type="float">
            <text:p>0,001467</text:p>
          </table:table-cell>
          <table:table-cell table:formula="of:=[.L12]/[.P12]" office:value-type="percentage" office:value="0.0138222956644915" calcext:value-type="percentage">
            <text:p>1,38 %</text:p>
          </table:table-cell>
          <table:table-cell office:value-type="float" office:value="0.02505" calcext:value-type="float">
            <text:p>0,02505</text:p>
          </table:table-cell>
          <table:table-cell table:formula="of:=[.N12]/[.P12]" office:value-type="percentage" office:value="0.236024885068516" calcext:value-type="percentage">
            <text:p>23,60 %</text:p>
          </table:table-cell>
          <table:table-cell table:formula="of:=[.C12]-[.F12]" office:value-type="float" office:value="0.10613287659362" calcext:value-type="float">
            <text:p>0,11</text:p>
          </table:table-cell>
          <table:table-cell table:formula="of:=[.P12]/[.F12]" office:value-type="percentage" office:value="12.9729136986934" calcext:value-type="percentage">
            <text:p>1297,29 %</text:p>
          </table:table-cell>
          <table:table-cell table:formula="of:=[.D12]-[.F12]" office:value-type="float" office:value="0.0251239715144038" calcext:value-type="float">
            <text:p>0,03</text:p>
          </table:table-cell>
          <table:table-cell table:formula="of:=[.R12]/[.F12]" office:value-type="percentage" office:value="3.0709722065932" calcext:value-type="percentage">
            <text:p>307,10 %</text:p>
          </table:table-cell>
          <table:table-cell table:formula="of:=[.E12]/[.C12]" office:value-type="percentage" office:value="8.06708298833263" calcext:value-type="percentage">
            <text:p>806,71 %</text:p>
          </table:table-cell>
          <table:table-cell table:number-columns-repeated="16364"/>
        </table:table-row>
        <table:table-row table:style-name="ro2">
          <table:table-cell office:value-type="date" office:date-value="2025-04-14T12:12:35" calcext:value-type="date">
            <text:p>2025-04-14T12:12:35</text:p>
          </table:table-cell>
          <table:table-cell office:value-type="string" calcext:value-type="string">
            <text:p>swh:1:dir:a6a2f9fd7023ef007aa694d0ab043b488ebfa682</text:p>
          </table:table-cell>
          <table:table-cell office:value-type="float" office:value="0.212179430294782" calcext:value-type="float">
            <text:p>0,212179430294782</text:p>
          </table:table-cell>
          <table:table-cell office:value-type="float" office:value="0.0571882035583258" calcext:value-type="float">
            <text:p>0,0571882035583258</text:p>
          </table:table-cell>
          <table:table-cell office:value-type="float" office:value="0.98365191090852" calcext:value-type="float">
            <text:p>0,98365191090852</text:p>
          </table:table-cell>
          <table:table-cell office:value-type="float" office:value="0.00540397316217423" calcext:value-type="float">
            <text:p>0,00540397316217423</text:p>
          </table:table-cell>
          <table:table-cell table:number-columns-repeated="3" office:value-type="float" office:value="17655" calcext:value-type="float">
            <text:p>17655</text:p>
          </table:table-cell>
          <table:table-cell office:value-type="float" office:value="0.097789" calcext:value-type="float">
            <text:p>0,097789</text:p>
          </table:table-cell>
          <table:table-cell table:formula="of:=[.J13]/[.P13]" office:value-type="percentage" office:value="0.472923631053983" calcext:value-type="percentage">
            <text:p>47,29 %</text:p>
          </table:table-cell>
          <table:table-cell office:value-type="float" office:value="0.002302" calcext:value-type="float">
            <text:p>0,002302</text:p>
          </table:table-cell>
          <table:table-cell table:formula="of:=[.L13]/[.P13]" office:value-type="percentage" office:value="0.011132849284544" calcext:value-type="percentage">
            <text:p>1,11 %</text:p>
          </table:table-cell>
          <table:table-cell office:value-type="float" office:value="0.019012" calcext:value-type="float">
            <text:p>0,019012</text:p>
          </table:table-cell>
          <table:table-cell table:formula="of:=[.N13]/[.P13]" office:value-type="percentage" office:value="0.0919451479573196" calcext:value-type="percentage">
            <text:p>9,19 %</text:p>
          </table:table-cell>
          <table:table-cell table:formula="of:=[.C13]-[.F13]" office:value-type="float" office:value="0.206775457132608" calcext:value-type="float">
            <text:p>0,21</text:p>
          </table:table-cell>
          <table:table-cell table:formula="of:=[.P13]/[.F13]" office:value-type="percentage" office:value="38.2635980837133" calcext:value-type="percentage">
            <text:p>3826,36 %</text:p>
          </table:table-cell>
          <table:table-cell table:formula="of:=[.D13]-[.F13]" office:value-type="float" office:value="0.0517842303961515" calcext:value-type="float">
            <text:p>0,05</text:p>
          </table:table-cell>
          <table:table-cell table:formula="of:=[.R13]/[.F13]" office:value-type="percentage" office:value="9.58262168262079" calcext:value-type="percentage">
            <text:p>958,26 %</text:p>
          </table:table-cell>
          <table:table-cell table:formula="of:=[.E13]/[.C13]" office:value-type="percentage" office:value="4.63594378372082" calcext:value-type="percentage">
            <text:p>463,59 %</text:p>
          </table:table-cell>
          <table:table-cell table:number-columns-repeated="16364"/>
        </table:table-row>
        <table:table-row table:style-name="ro2">
          <table:table-cell office:value-type="date" office:date-value="2025-04-14T12:12:44" calcext:value-type="date">
            <text:p>2025-04-14T12:12:44</text:p>
          </table:table-cell>
          <table:table-cell office:value-type="string" calcext:value-type="string">
            <text:p>swh:1:dir:48a38a7fb2697086f3f1825f2b60e1c25e468400</text:p>
          </table:table-cell>
          <table:table-cell office:value-type="float" office:value="6.67283811978996" calcext:value-type="float">
            <text:p>6,67283811978996</text:p>
          </table:table-cell>
          <table:table-cell office:value-type="float" office:value="1.99628253187984" calcext:value-type="float">
            <text:p>1,99628253187984</text:p>
          </table:table-cell>
          <table:table-cell office:value-type="float" office:value="1.58470800565556" calcext:value-type="float">
            <text:p>1,58470800565556</text:p>
          </table:table-cell>
          <table:table-cell office:value-type="float" office:value="0.106923968996853" calcext:value-type="float">
            <text:p>0,106923968996853</text:p>
          </table:table-cell>
          <table:table-cell table:number-columns-repeated="2" office:value-type="float" office:value="216295" calcext:value-type="float">
            <text:p>216295</text:p>
          </table:table-cell>
          <table:table-cell office:value-type="float" office:value="216297" calcext:value-type="float">
            <text:p>216297</text:p>
          </table:table-cell>
          <table:table-cell office:value-type="float" office:value="3.130093" calcext:value-type="float">
            <text:p>3,130093</text:p>
          </table:table-cell>
          <table:table-cell table:formula="of:=[.J14]/[.P14]" office:value-type="percentage" office:value="0.47671853882249" calcext:value-type="percentage">
            <text:p>47,67 %</text:p>
          </table:table-cell>
          <table:table-cell office:value-type="float" office:value="0.026656" calcext:value-type="float">
            <text:p>0,026656</text:p>
          </table:table-cell>
          <table:table-cell table:formula="of:=[.L14]/[.P14]" office:value-type="percentage" office:value="0.00405975457305974" calcext:value-type="percentage">
            <text:p>0,41 %</text:p>
          </table:table-cell>
          <table:table-cell office:value-type="float" office:value="0.677281" calcext:value-type="float">
            <text:p>0,677281</text:p>
          </table:table-cell>
          <table:table-cell table:formula="of:=[.N14]/[.P14]" office:value-type="percentage" office:value="0.103151059311092" calcext:value-type="percentage">
            <text:p>10,32 %</text:p>
          </table:table-cell>
          <table:table-cell table:formula="of:=[.C14]-[.F14]" office:value-type="float" office:value="6.56591415079311" calcext:value-type="float">
            <text:p>6,57</text:p>
          </table:table-cell>
          <table:table-cell table:formula="of:=[.P14]/[.F14]" office:value-type="percentage" office:value="61.4073178576674" calcext:value-type="percentage">
            <text:p>6140,73 %</text:p>
          </table:table-cell>
          <table:table-cell table:formula="of:=[.D14]-[.F14]" office:value-type="float" office:value="1.88935856288299" calcext:value-type="float">
            <text:p>1,89</text:p>
          </table:table-cell>
          <table:table-cell table:formula="of:=[.R14]/[.F14]" office:value-type="percentage" office:value="17.6701125164799" calcext:value-type="percentage">
            <text:p>1767,01 %</text:p>
          </table:table-cell>
          <table:table-cell table:formula="of:=[.E14]/[.C14]" office:value-type="percentage" office:value="0.23748635546181" calcext:value-type="percentage">
            <text:p>23,75 %</text:p>
          </table:table-cell>
          <table:table-cell table:number-columns-repeated="16364"/>
        </table:table-row>
        <table:table-row table:style-name="ro2">
          <table:table-cell office:value-type="date" office:date-value="2025-04-14T12:13:12" calcext:value-type="date">
            <text:p>2025-04-14T12:13:12</text:p>
          </table:table-cell>
          <table:table-cell office:value-type="string" calcext:value-type="string">
            <text:p>swh:1:dir:dfb545c93919cfa84cd7c3df6aa906bee72451ca</text:p>
          </table:table-cell>
          <table:table-cell office:value-type="float" office:value="9.05027569411323" calcext:value-type="float">
            <text:p>9,05027569411323</text:p>
          </table:table-cell>
          <table:table-cell office:value-type="float" office:value="2.61400330206379" calcext:value-type="float">
            <text:p>2,61400330206379</text:p>
          </table:table-cell>
          <table:table-cell office:value-type="float" office:value="1.87432345980778" calcext:value-type="float">
            <text:p>1,87432345980778</text:p>
          </table:table-cell>
          <table:table-cell office:value-type="float" office:value="0.199933744035661" calcext:value-type="float">
            <text:p>0,199933744035661</text:p>
          </table:table-cell>
          <table:table-cell table:number-columns-repeated="2" office:value-type="float" office:value="825639" calcext:value-type="float">
            <text:p>825639</text:p>
          </table:table-cell>
          <table:table-cell office:value-type="float" office:value="826399" calcext:value-type="float">
            <text:p>826399</text:p>
          </table:table-cell>
          <table:table-cell office:value-type="float" office:value="3.851296" calcext:value-type="float">
            <text:p>3,851296</text:p>
          </table:table-cell>
          <table:table-cell table:formula="of:=[.J15]/[.P15]" office:value-type="percentage" office:value="0.435157875449801" calcext:value-type="percentage">
            <text:p>43,52 %</text:p>
          </table:table-cell>
          <table:table-cell office:value-type="float" office:value="0.045632" calcext:value-type="float">
            <text:p>0,045632</text:p>
          </table:table-cell>
          <table:table-cell table:formula="of:=[.L15]/[.P15]" office:value-type="percentage" office:value="0.00515595897394677" calcext:value-type="percentage">
            <text:p>0,52 %</text:p>
          </table:table-cell>
          <table:table-cell office:value-type="float" office:value="1.272545" calcext:value-type="float">
            <text:p>1,272545</text:p>
          </table:table-cell>
          <table:table-cell table:formula="of:=[.N15]/[.P15]" office:value-type="percentage" office:value="0.14378483986021" calcext:value-type="percentage">
            <text:p>14,38 %</text:p>
          </table:table-cell>
          <table:table-cell table:formula="of:=[.C15]-[.F15]" office:value-type="float" office:value="8.85034195007756" calcext:value-type="float">
            <text:p>8,85</text:p>
          </table:table-cell>
          <table:table-cell table:formula="of:=[.P15]/[.F15]" office:value-type="percentage" office:value="44.2663743069753" calcext:value-type="percentage">
            <text:p>4426,64 %</text:p>
          </table:table-cell>
          <table:table-cell table:formula="of:=[.D15]-[.F15]" office:value-type="float" office:value="2.41406955802813" calcext:value-type="float">
            <text:p>2,41</text:p>
          </table:table-cell>
          <table:table-cell table:formula="of:=[.R15]/[.F15]" office:value-type="percentage" office:value="12.0743477779196" calcext:value-type="percentage">
            <text:p>1207,43 %</text:p>
          </table:table-cell>
          <table:table-cell table:formula="of:=[.E15]/[.C15]" office:value-type="percentage" office:value="0.2071012556034" calcext:value-type="percentage">
            <text:p>20,71 %</text:p>
          </table:table-cell>
          <table:table-cell table:number-columns-repeated="16364"/>
        </table:table-row>
        <table:table-row table:style-name="ro2">
          <table:table-cell office:value-type="date" office:date-value="2025-04-14T12:13:33" calcext:value-type="date">
            <text:p>2025-04-14T12:13:33</text:p>
          </table:table-cell>
          <table:table-cell office:value-type="string" calcext:value-type="string">
            <text:p>swh:1:dir:47da1ae9957ee11b14ea6352e4bf2cbeca190be3</text:p>
          </table:table-cell>
          <table:table-cell office:value-type="float" office:value="0.594506049063057" calcext:value-type="float">
            <text:p>0,594506049063057</text:p>
          </table:table-cell>
          <table:table-cell office:value-type="float" office:value="0.168648801743984" calcext:value-type="float">
            <text:p>0,168648801743984</text:p>
          </table:table-cell>
          <table:table-cell office:value-type="float" office:value="1.39656899217516" calcext:value-type="float">
            <text:p>1,39656899217516</text:p>
          </table:table-cell>
          <table:table-cell office:value-type="float" office:value="0.0334983919747174" calcext:value-type="float">
            <text:p>0,0334983919747174</text:p>
          </table:table-cell>
          <table:table-cell table:number-columns-repeated="3" office:value-type="float" office:value="138949" calcext:value-type="float">
            <text:p>138949</text:p>
          </table:table-cell>
          <table:table-cell office:value-type="float" office:value="0.062235" calcext:value-type="float">
            <text:p>0,062235</text:p>
          </table:table-cell>
          <table:table-cell table:formula="of:=[.J16]/[.P16]" office:value-type="percentage" office:value="0.110934314734674" calcext:value-type="percentage">
            <text:p>11,09 %</text:p>
          </table:table-cell>
          <table:table-cell office:value-type="float" office:value="0.01434" calcext:value-type="float">
            <text:p>0,01434</text:p>
          </table:table-cell>
          <table:table-cell table:formula="of:=[.L16]/[.P16]" office:value-type="percentage" office:value="0.0255611484421182" calcext:value-type="percentage">
            <text:p>2,56 %</text:p>
          </table:table-cell>
          <table:table-cell office:value-type="float" office:value="0.216422" calcext:value-type="float">
            <text:p>0,216422</text:p>
          </table:table-cell>
          <table:table-cell table:formula="of:=[.N16]/[.P16]" office:value-type="percentage" office:value="0.385773700707121" calcext:value-type="percentage">
            <text:p>38,58 %</text:p>
          </table:table-cell>
          <table:table-cell table:formula="of:=[.C16]-[.F16]" office:value-type="float" office:value="0.561007657088339" calcext:value-type="float">
            <text:p>0,56</text:p>
          </table:table-cell>
          <table:table-cell table:formula="of:=[.P16]/[.F16]" office:value-type="percentage" office:value="16.7473011096101" calcext:value-type="percentage">
            <text:p>1674,73 %</text:p>
          </table:table-cell>
          <table:table-cell table:formula="of:=[.D16]-[.F16]" office:value-type="float" office:value="0.135150409769267" calcext:value-type="float">
            <text:p>0,14</text:p>
          </table:table-cell>
          <table:table-cell table:formula="of:=[.R16]/[.F16]" office:value-type="percentage" office:value="4.03453425081629" calcext:value-type="percentage">
            <text:p>403,45 %</text:p>
          </table:table-cell>
          <table:table-cell table:formula="of:=[.E16]/[.C16]" office:value-type="percentage" office:value="2.3491249489827" calcext:value-type="percentage">
            <text:p>234,91 %</text:p>
          </table:table-cell>
          <table:table-cell table:number-columns-repeated="16364"/>
        </table:table-row>
        <table:table-row table:style-name="ro2">
          <table:table-cell office:value-type="date" office:date-value="2025-04-14T12:14:04" calcext:value-type="date">
            <text:p>2025-04-14T12:14:04</text:p>
          </table:table-cell>
          <table:table-cell office:value-type="string" calcext:value-type="string">
            <text:p>swh:1:dir:6f87bccaec9db2661716bdf93b4bd4e6d9492acd</text:p>
          </table:table-cell>
          <table:table-cell office:value-type="float" office:value="0.224848052021116" calcext:value-type="float">
            <text:p>0,224848052021116</text:p>
          </table:table-cell>
          <table:table-cell office:value-type="float" office:value="0.0573015497066081" calcext:value-type="float">
            <text:p>0,0573015497066081</text:p>
          </table:table-cell>
          <table:table-cell office:value-type="float" office:value="1.12291278224438" calcext:value-type="float">
            <text:p>1,12291278224438</text:p>
          </table:table-cell>
          <table:table-cell office:value-type="float" office:value="0.00539147201925516" calcext:value-type="float">
            <text:p>0,00539147201925516</text:p>
          </table:table-cell>
          <table:table-cell table:number-columns-repeated="3" office:value-type="float" office:value="17663" calcext:value-type="float">
            <text:p>17663</text:p>
          </table:table-cell>
          <table:table-cell office:value-type="float" office:value="0.107626" calcext:value-type="float">
            <text:p>0,107626</text:p>
          </table:table-cell>
          <table:table-cell table:formula="of:=[.J17]/[.P17]" office:value-type="percentage" office:value="0.490420474059549" calcext:value-type="percentage">
            <text:p>49,04 %</text:p>
          </table:table-cell>
          <table:table-cell office:value-type="float" office:value="0.002139" calcext:value-type="float">
            <text:p>0,002139</text:p>
          </table:table-cell>
          <table:table-cell table:formula="of:=[.L17]/[.P17]" office:value-type="percentage" office:value="0.00974680276153881" calcext:value-type="percentage">
            <text:p>0,97 %</text:p>
          </table:table-cell>
          <table:table-cell office:value-type="float" office:value="0.019255" calcext:value-type="float">
            <text:p>0,019255</text:p>
          </table:table-cell>
          <table:table-cell table:formula="of:=[.N17]/[.P17]" office:value-type="percentage" office:value="0.0877394516939831" calcext:value-type="percentage">
            <text:p>8,77 %</text:p>
          </table:table-cell>
          <table:table-cell table:formula="of:=[.C17]-[.F17]" office:value-type="float" office:value="0.219456580001861" calcext:value-type="float">
            <text:p>0,22</text:p>
          </table:table-cell>
          <table:table-cell table:formula="of:=[.P17]/[.F17]" office:value-type="percentage" office:value="40.7043900474845" calcext:value-type="percentage">
            <text:p>4070,44 %</text:p>
          </table:table-cell>
          <table:table-cell table:formula="of:=[.D17]-[.F17]" office:value-type="float" office:value="0.0519100776873529" calcext:value-type="float">
            <text:p>0,05</text:p>
          </table:table-cell>
          <table:table-cell table:formula="of:=[.R17]/[.F17]" office:value-type="percentage" office:value="9.62818271187547" calcext:value-type="percentage">
            <text:p>962,82 %</text:p>
          </table:table-cell>
          <table:table-cell table:formula="of:=[.E17]/[.C17]" office:value-type="percentage" office:value="4.99409611135492" calcext:value-type="percentage">
            <text:p>499,41 %</text:p>
          </table:table-cell>
          <table:table-cell table:number-columns-repeated="16364"/>
        </table:table-row>
        <table:table-row table:style-name="ro2">
          <table:table-cell office:value-type="date" office:date-value="2025-04-14T12:14:12" calcext:value-type="date">
            <text:p>2025-04-14T12:14:12</text:p>
          </table:table-cell>
          <table:table-cell office:value-type="string" calcext:value-type="string">
            <text:p>swh:1:dir:358553cf0ff5b9eb3f50d994cdc7d6031605abee</text:p>
          </table:table-cell>
          <table:table-cell office:value-type="float" office:value="0.0586564270779491" calcext:value-type="float">
            <text:p>0,0586564270779491</text:p>
          </table:table-cell>
          <table:table-cell office:value-type="float" office:value="0.00605517812073231" calcext:value-type="float">
            <text:p>0,00605517812073231</text:p>
          </table:table-cell>
          <table:table-cell office:value-type="float" office:value="0.892181808594614" calcext:value-type="float">
            <text:p>0,892181808594614</text:p>
          </table:table-cell>
          <table:table-cell office:value-type="float" office:value="0.000689055770635605" calcext:value-type="float">
            <text:p>0,000689055770635605</text:p>
          </table:table-cell>
          <table:table-cell table:number-columns-repeated="3" office:value-type="float" office:value="638" calcext:value-type="float">
            <text:p>638</text:p>
          </table:table-cell>
          <table:table-cell office:value-type="float" office:value="0.0392" calcext:value-type="float">
            <text:p>0,0392</text:p>
          </table:table-cell>
          <table:table-cell table:formula="of:=[.J18]/[.P18]" office:value-type="percentage" office:value="0.676242498425219" calcext:value-type="percentage">
            <text:p>67,62 %</text:p>
          </table:table-cell>
          <table:table-cell office:value-type="float" office:value="0.00037" calcext:value-type="float">
            <text:p>0,00037</text:p>
          </table:table-cell>
          <table:table-cell table:formula="of:=[.L18]/[.P18]" office:value-type="percentage" office:value="0.00638290113309518" calcext:value-type="percentage">
            <text:p>0,64 %</text:p>
          </table:table-cell>
          <table:table-cell office:value-type="float" office:value="0.005972" calcext:value-type="float">
            <text:p>0,005972</text:p>
          </table:table-cell>
          <table:table-cell table:formula="of:=[.N18]/[.P18]" office:value-type="percentage" office:value="0.103023474504985" calcext:value-type="percentage">
            <text:p>10,30 %</text:p>
          </table:table-cell>
          <table:table-cell table:formula="of:=[.C18]-[.F18]" office:value-type="float" office:value="0.0579673713073134" calcext:value-type="float">
            <text:p>0,06</text:p>
          </table:table-cell>
          <table:table-cell table:formula="of:=[.P18]/[.F18]" office:value-type="percentage" office:value="84.1258048733017" calcext:value-type="percentage">
            <text:p>8412,58 %</text:p>
          </table:table-cell>
          <table:table-cell table:formula="of:=[.D18]-[.F18]" office:value-type="float" office:value="0.0053661223500967" calcext:value-type="float">
            <text:p>0,01</text:p>
          </table:table-cell>
          <table:table-cell table:formula="of:=[.R18]/[.F18]" office:value-type="percentage" office:value="7.78764590440457" calcext:value-type="percentage">
            <text:p>778,76 %</text:p>
          </table:table-cell>
          <table:table-cell table:formula="of:=[.E18]/[.C18]" office:value-type="percentage" office:value="15.210299246645" calcext:value-type="percentage">
            <text:p>1521,03 %</text:p>
          </table:table-cell>
          <table:table-cell table:number-columns-repeated="16364"/>
        </table:table-row>
        <table:table-row table:style-name="ro2">
          <table:table-cell office:value-type="date" office:date-value="2025-04-14T12:15:06" calcext:value-type="date">
            <text:p>2025-04-14T12:15:06</text:p>
          </table:table-cell>
          <table:table-cell office:value-type="string" calcext:value-type="string">
            <text:p>swh:1:dir:cfac40645bf68c5695cb581fd75ef96dbc07444c</text:p>
          </table:table-cell>
          <table:table-cell office:value-type="float" office:value="0.228793566115201" calcext:value-type="float">
            <text:p>0,228793566115201</text:p>
          </table:table-cell>
          <table:table-cell office:value-type="float" office:value="0.0605551563203335" calcext:value-type="float">
            <text:p>0,0605551563203335</text:p>
          </table:table-cell>
          <table:table-cell office:value-type="float" office:value="1.03619354404509" calcext:value-type="float">
            <text:p>1,03619354404509</text:p>
          </table:table-cell>
          <table:table-cell office:value-type="float" office:value="0.0063295760191977" calcext:value-type="float">
            <text:p>0,0063295760191977</text:p>
          </table:table-cell>
          <table:table-cell table:number-columns-repeated="3" office:value-type="float" office:value="17713" calcext:value-type="float">
            <text:p>17713</text:p>
          </table:table-cell>
          <table:table-cell office:value-type="float" office:value="0.10748" calcext:value-type="float">
            <text:p>0,10748</text:p>
          </table:table-cell>
          <table:table-cell table:formula="of:=[.J19]/[.P19]" office:value-type="percentage" office:value="0.483134371336313" calcext:value-type="percentage">
            <text:p>48,31 %</text:p>
          </table:table-cell>
          <table:table-cell office:value-type="float" office:value="0.002177" calcext:value-type="float">
            <text:p>0,002177</text:p>
          </table:table-cell>
          <table:table-cell table:formula="of:=[.L19]/[.P19]" office:value-type="percentage" office:value="0.00978585342760656" calcext:value-type="percentage">
            <text:p>0,98 %</text:p>
          </table:table-cell>
          <table:table-cell office:value-type="float" office:value="0.018234" calcext:value-type="float">
            <text:p>0,018234</text:p>
          </table:table-cell>
          <table:table-cell table:formula="of:=[.N19]/[.P19]" office:value-type="percentage" office:value="0.0819638270091768" calcext:value-type="percentage">
            <text:p>8,20 %</text:p>
          </table:table-cell>
          <table:table-cell table:formula="of:=[.C19]-[.F19]" office:value-type="float" office:value="0.222463990096003" calcext:value-type="float">
            <text:p>0,22</text:p>
          </table:table-cell>
          <table:table-cell table:formula="of:=[.P19]/[.F19]" office:value-type="percentage" office:value="35.1467443350496" calcext:value-type="percentage">
            <text:p>3514,67 %</text:p>
          </table:table-cell>
          <table:table-cell table:formula="of:=[.D19]-[.F19]" office:value-type="float" office:value="0.0542255803011358" calcext:value-type="float">
            <text:p>0,05</text:p>
          </table:table-cell>
          <table:table-cell table:formula="of:=[.R19]/[.F19]" office:value-type="percentage" office:value="8.56701620087487" calcext:value-type="percentage">
            <text:p>856,70 %</text:p>
          </table:table-cell>
          <table:table-cell table:formula="of:=[.E19]/[.C19]" office:value-type="percentage" office:value="4.52894529177168" calcext:value-type="percentage">
            <text:p>452,89 %</text:p>
          </table:table-cell>
          <table:table-cell table:number-columns-repeated="16364"/>
        </table:table-row>
        <table:table-row table:style-name="ro2">
          <table:table-cell office:value-type="date" office:date-value="2025-04-14T12:15:15" calcext:value-type="date">
            <text:p>2025-04-14T12:15:15</text:p>
          </table:table-cell>
          <table:table-cell office:value-type="string" calcext:value-type="string">
            <text:p>swh:1:dir:3f6b675037955e4a28673314a36944527ae77235</text:p>
          </table:table-cell>
          <table:table-cell office:value-type="float" office:value="0.0630965610034764" calcext:value-type="float">
            <text:p>0,0630965610034764</text:p>
          </table:table-cell>
          <table:table-cell office:value-type="float" office:value="0.00952769070863724" calcext:value-type="float">
            <text:p>0,00952769070863724</text:p>
          </table:table-cell>
          <table:table-cell office:value-type="float" office:value="1.29492825130001" calcext:value-type="float">
            <text:p>1,29492825130001</text:p>
          </table:table-cell>
          <table:table-cell office:value-type="float" office:value="0.000665838364511728" calcext:value-type="float">
            <text:p>0,000665838364511728</text:p>
          </table:table-cell>
          <table:table-cell table:number-columns-repeated="3" office:value-type="float" office:value="1271" calcext:value-type="float">
            <text:p>1271</text:p>
          </table:table-cell>
          <table:table-cell office:value-type="float" office:value="0.045489" calcext:value-type="float">
            <text:p>0,045489</text:p>
          </table:table-cell>
          <table:table-cell table:formula="of:=[.J20]/[.P20]" office:value-type="percentage" office:value="0.728631642838123" calcext:value-type="percentage">
            <text:p>72,86 %</text:p>
          </table:table-cell>
          <table:table-cell office:value-type="float" office:value="0.000242" calcext:value-type="float">
            <text:p>0,000242</text:p>
          </table:table-cell>
          <table:table-cell table:formula="of:=[.L20]/[.P20]" office:value-type="percentage" office:value="0.00387629663362188" calcext:value-type="percentage">
            <text:p>0,39 %</text:p>
          </table:table-cell>
          <table:table-cell office:value-type="float" office:value="0.003855" calcext:value-type="float">
            <text:p>0,003855</text:p>
          </table:table-cell>
          <table:table-cell table:formula="of:=[.N20]/[.P20]" office:value-type="percentage" office:value="0.0617484443083155" calcext:value-type="percentage">
            <text:p>6,17 %</text:p>
          </table:table-cell>
          <table:table-cell table:formula="of:=[.C20]-[.F20]" office:value-type="float" office:value="0.0624307226389647" calcext:value-type="float">
            <text:p>0,06</text:p>
          </table:table-cell>
          <table:table-cell table:formula="of:=[.P20]/[.F20]" office:value-type="percentage" office:value="93.7625795785232" calcext:value-type="percentage">
            <text:p>9376,26 %</text:p>
          </table:table-cell>
          <table:table-cell table:formula="of:=[.D20]-[.F20]" office:value-type="float" office:value="0.00886185234412551" calcext:value-type="float">
            <text:p>0,01</text:p>
          </table:table-cell>
          <table:table-cell table:formula="of:=[.R20]/[.F20]" office:value-type="percentage" office:value="13.3093147172799" calcext:value-type="percentage">
            <text:p>1330,93 %</text:p>
          </table:table-cell>
          <table:table-cell table:formula="of:=[.E20]/[.C20]" office:value-type="percentage" office:value="20.5229608508879" calcext:value-type="percentage">
            <text:p>2052,30 %</text:p>
          </table:table-cell>
          <table:table-cell table:number-columns-repeated="16364"/>
        </table:table-row>
        <table:table-row table:style-name="ro2">
          <table:table-cell office:value-type="date" office:date-value="2025-04-14T12:15:34" calcext:value-type="date">
            <text:p>2025-04-14T12:15:34</text:p>
          </table:table-cell>
          <table:table-cell office:value-type="string" calcext:value-type="string">
            <text:p>swh:1:dir:bc791d0e32ae0945fe97e2d3f840a8b32c1703e4</text:p>
          </table:table-cell>
          <table:table-cell office:value-type="float" office:value="0.644793446175754" calcext:value-type="float">
            <text:p>0,644793446175754</text:p>
          </table:table-cell>
          <table:table-cell office:value-type="float" office:value="0.182207882404327" calcext:value-type="float">
            <text:p>0,182207882404327</text:p>
          </table:table-cell>
          <table:table-cell office:value-type="float" office:value="1.05670578405261" calcext:value-type="float">
            <text:p>1,05670578405261</text:p>
          </table:table-cell>
          <table:table-cell office:value-type="float" office:value="0.0203051590360701" calcext:value-type="float">
            <text:p>0,0203051590360701</text:p>
          </table:table-cell>
          <table:table-cell table:number-columns-repeated="3" office:value-type="float" office:value="103494" calcext:value-type="float">
            <text:p>103494</text:p>
          </table:table-cell>
          <table:table-cell office:value-type="float" office:value="0.204994" calcext:value-type="float">
            <text:p>0,204994</text:p>
          </table:table-cell>
          <table:table-cell table:formula="of:=[.J21]/[.P21]" office:value-type="percentage" office:value="0.328259159093159" calcext:value-type="percentage">
            <text:p>32,83 %</text:p>
          </table:table-cell>
          <table:table-cell office:value-type="float" office:value="0.009205" calcext:value-type="float">
            <text:p>0,009205</text:p>
          </table:table-cell>
          <table:table-cell table:formula="of:=[.L21]/[.P21]" office:value-type="percentage" office:value="0.0147400682920111" calcext:value-type="percentage">
            <text:p>1,47 %</text:p>
          </table:table-cell>
          <table:table-cell office:value-type="float" office:value="0.151143" calcext:value-type="float">
            <text:p>0,151143</text:p>
          </table:table-cell>
          <table:table-cell table:formula="of:=[.N21]/[.P21]" office:value-type="percentage" office:value="0.242026957290542" calcext:value-type="percentage">
            <text:p>24,20 %</text:p>
          </table:table-cell>
          <table:table-cell table:formula="of:=[.C21]-[.F21]" office:value-type="float" office:value="0.624488287139684" calcext:value-type="float">
            <text:p>0,62</text:p>
          </table:table-cell>
          <table:table-cell table:formula="of:=[.P21]/[.F21]" office:value-type="percentage" office:value="30.7551537040583" calcext:value-type="percentage">
            <text:p>3075,52 %</text:p>
          </table:table-cell>
          <table:table-cell table:formula="of:=[.D21]-[.F21]" office:value-type="float" office:value="0.161902723368257" calcext:value-type="float">
            <text:p>0,16</text:p>
          </table:table-cell>
          <table:table-cell table:formula="of:=[.R21]/[.F21]" office:value-type="percentage" office:value="7.97347723702401" calcext:value-type="percentage">
            <text:p>797,35 %</text:p>
          </table:table-cell>
          <table:table-cell table:formula="of:=[.E21]/[.C21]" office:value-type="percentage" office:value="1.63882835708069" calcext:value-type="percentage">
            <text:p>163,88 %</text:p>
          </table:table-cell>
          <table:table-cell table:number-columns-repeated="16364"/>
        </table:table-row>
        <table:table-row table:style-name="ro2">
          <table:table-cell office:value-type="date" office:date-value="2025-04-14T12:15:43" calcext:value-type="date">
            <text:p>2025-04-14T12:15:43</text:p>
          </table:table-cell>
          <table:table-cell office:value-type="string" calcext:value-type="string">
            <text:p>swh:1:dir:839f33cfdb895c63ff789e47e4bd58cb2e58e0cf</text:p>
          </table:table-cell>
          <table:table-cell office:value-type="float" office:value="6.71270650019869" calcext:value-type="float">
            <text:p>6,71270650019869</text:p>
          </table:table-cell>
          <table:table-cell office:value-type="float" office:value="2.08012761501595" calcext:value-type="float">
            <text:p>2,08012761501595</text:p>
          </table:table-cell>
          <table:table-cell office:value-type="float" office:value="1.8902944419533" calcext:value-type="float">
            <text:p>1,8902944419533</text:p>
          </table:table-cell>
          <table:table-cell office:value-type="float" office:value="0.130201731808484" calcext:value-type="float">
            <text:p>0,130201731808484</text:p>
          </table:table-cell>
          <table:table-cell table:number-columns-repeated="2" office:value-type="float" office:value="312237" calcext:value-type="float">
            <text:p>312237</text:p>
          </table:table-cell>
          <table:table-cell office:value-type="float" office:value="312240" calcext:value-type="float">
            <text:p>312240</text:p>
          </table:table-cell>
          <table:table-cell office:value-type="float" office:value="3.110708" calcext:value-type="float">
            <text:p>3,110708</text:p>
          </table:table-cell>
          <table:table-cell table:formula="of:=[.J22]/[.P22]" office:value-type="percentage" office:value="0.472572084556308" calcext:value-type="percentage">
            <text:p>47,26 %</text:p>
          </table:table-cell>
          <table:table-cell office:value-type="float" office:value="0.029765" calcext:value-type="float">
            <text:p>0,029765</text:p>
          </table:table-cell>
          <table:table-cell table:formula="of:=[.L22]/[.P22]" office:value-type="percentage" office:value="0.00452183493173211" calcext:value-type="percentage">
            <text:p>0,45 %</text:p>
          </table:table-cell>
          <table:table-cell office:value-type="float" office:value="0.589247" calcext:value-type="float">
            <text:p>0,589247</text:p>
          </table:table-cell>
          <table:table-cell table:formula="of:=[.N22]/[.P22]" office:value-type="percentage" office:value="0.0895171398628708" calcext:value-type="percentage">
            <text:p>8,95 %</text:p>
          </table:table-cell>
          <table:table-cell table:formula="of:=[.C22]-[.F22]" office:value-type="float" office:value="6.58250476839021" calcext:value-type="float">
            <text:p>6,58</text:p>
          </table:table-cell>
          <table:table-cell table:formula="of:=[.P22]/[.F22]" office:value-type="percentage" office:value="50.5561998059484" calcext:value-type="percentage">
            <text:p>5055,62 %</text:p>
          </table:table-cell>
          <table:table-cell table:formula="of:=[.D22]-[.F22]" office:value-type="float" office:value="1.94992588320747" calcext:value-type="float">
            <text:p>1,95</text:p>
          </table:table-cell>
          <table:table-cell table:formula="of:=[.R22]/[.F22]" office:value-type="percentage" office:value="14.9761900715396" calcext:value-type="percentage">
            <text:p>1497,62 %</text:p>
          </table:table-cell>
          <table:table-cell table:formula="of:=[.E22]/[.C22]" office:value-type="percentage" office:value="0.281599447539878" calcext:value-type="percentage">
            <text:p>28,16 %</text:p>
          </table:table-cell>
          <table:table-cell table:number-columns-repeated="16364"/>
        </table:table-row>
        <table:table-row table:style-name="ro2" table:number-rows-repeated="2"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64"/>
        </table:table-row>
        <table:table-row table:style-name="ro2">
          <table:table-cell table:style-name="Default"/>
          <table:table-cell table:number-columns-repeated="9"/>
          <table:table-cell table:formula="of:=AVERAGE([.K2:.K20])" office:value-type="percentage" office:value="0.421139523750657" calcext:value-type="percentage">
            <text:p>42,11 %</text:p>
          </table:table-cell>
          <table:table-cell table:style-name="ce4"/>
          <table:table-cell table:formula="of:=AVERAGE([.M2:.M20])" office:value-type="percentage" office:value="0.0185790260862461" calcext:value-type="percentage">
            <text:p>1,86 %</text:p>
          </table:table-cell>
          <table:table-cell table:style-name="ce4"/>
          <table:table-cell table:formula="of:=AVERAGE([.O2:.O20])" office:value-type="percentage" office:value="0.196139478891638" calcext:value-type="percentage">
            <text:p>19,61 %</text:p>
          </table:table-cell>
          <table:table-cell table:style-name="ce4"/>
          <table:table-cell table:formula="of:=AVERAGE([.Q2:.Q20])" office:value-type="percentage" office:value="50.329752382614" calcext:value-type="percentage">
            <text:p>5032,98 %</text:p>
          </table:table-cell>
          <table:table-cell table:style-name="ce4"/>
          <table:table-cell table:formula="of:=AVERAGE([.S2:.S20])" office:value-type="percentage" office:value="9.57938275796517" calcext:value-type="percentage">
            <text:p>957,94 %</text:p>
          </table:table-cell>
          <table:table-cell table:formula="of:=AVERAGE([.T2:.T20])" office:value-type="percentage" office:value="4.73658564461496" calcext:value-type="percentage">
            <text:p>473,66 %</text:p>
          </table:table-cell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1:06:05.0881821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5T11:22:05.733224188</dc:date>
    <meta:editing-duration>PT21M11S</meta:editing-duration>
    <meta:editing-cycles>2</meta:editing-cycles>
    <meta:generator>LibreOffice/24.2.7.2$Linux_X86_64 LibreOffice_project/420$Build-2</meta:generator>
    <meta:document-statistic meta:table-count="1" meta:cell-count="444" meta:object-count="0"/>
  </office:meta>
</office:document-meta>
</file>